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line-height="150%"/>
      <style:text-properties style:font-name="Arial1" fo:font-size="12pt" fo:language="pt" fo:country="BR" officeooo:paragraph-rsid="00169e86" style:font-size-asian="12pt" style:language-asian="pt" style:country-asian="BR" style:font-name-complex="Arial3" style:font-size-complex="12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fo:language="pt" fo:country="BR" fo:font-weight="normal" officeooo:rsid="0021d409" officeooo:paragraph-rsid="0014f7c9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language="pt" fo:country="BR" officeooo:paragraph-rsid="00169e86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text-properties fo:language="pt" fo:country="BR" officeooo:paragraph-rsid="0014f7c9"/>
    </style:style>
    <style:style style:name="P7" style:family="paragraph" style:parent-style-name="Standard">
      <style:paragraph-properties fo:text-align="center" style:justify-single-word="false"/>
      <style:text-properties fo:language="pt" fo:country="BR" officeooo:paragraph-rsid="0014f7c9"/>
    </style:style>
    <style:style style:name="P8" style:family="paragraph" style:parent-style-name="Standard">
      <style:paragraph-properties fo:line-height="150%"/>
      <style:text-properties fo:language="pt" fo:country="BR" officeooo:paragraph-rsid="0014f7c9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normal" officeooo:rsid="0018dcc8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normal" officeooo:rsid="001b90ee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normal" officeooo:rsid="0018dcc8" officeooo:paragraph-rsid="0014f7c9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1" fo:font-size="12pt" fo:language="pt" fo:country="BR" fo:font-weight="normal" officeooo:rsid="0018dcc8" officeooo:paragraph-rsid="0014f7c9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1" fo:font-size="12pt" fo:language="pt" fo:country="BR" fo:font-weight="normal" officeooo:rsid="001cedc2" officeooo:paragraph-rsid="0014f7c9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1" fo:font-size="12pt" fo:language="pt" fo:country="BR" fo:font-weight="normal" officeooo:rsid="001cedc2" officeooo:paragraph-rsid="0014f7c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>
        <style:tab-stops/>
      </style:paragraph-properties>
      <style:text-properties style:font-name="Arial1" fo:font-size="12pt" fo:language="pt" fo:country="BR" fo:font-weight="normal" officeooo:rsid="00201467" officeooo:paragraph-rsid="0014f7c9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1b90ee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fo:language="pt" fo:country="BR" officeooo:paragraph-rsid="0017cdb5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24cff8" officeooo:paragraph-rsid="0024cff8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18dcc8" officeooo:paragraph-rsid="0014f7c9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bold" officeooo:rsid="0018dcc8" officeooo:paragraph-rsid="0014f7c9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24cff8" officeooo:paragraph-rsid="0024cff8" style:font-weight-asian="normal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1" fo:language="pt" fo:country="BR" officeooo:paragraph-rsid="0017cdb5"/>
    </style:style>
    <style:style style:name="P2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fo:color="#ff0000" style:font-name="Arial" fo:font-size="12pt" fo:language="pt" fo:country="BR" fo:font-weight="bold" officeooo:rsid="001a7539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>
        <style:tab-stops/>
      </style:paragraph-properties>
      <style:text-properties fo:color="#ff0000" style:font-name="Arial" fo:font-size="12pt" fo:language="pt" fo:country="BR" fo:font-weight="bold" officeooo:rsid="001eb5f2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>
        <style:tab-stops/>
      </style:paragraph-properties>
      <style:text-properties fo:color="#ff0000" style:font-name="Arial" fo:font-size="12pt" fo:language="pt" fo:country="BR" fo:font-weight="normal" officeooo:rsid="001cedc2" officeooo:paragraph-rsid="0014f7c9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fo:color="#ff0000" style:font-name="Arial" fo:font-size="12pt" fo:language="pt" fo:country="BR" fo:font-weight="normal" officeooo:rsid="001cedc2" officeooo:paragraph-rsid="0014f7c9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fo:color="#ff0000" style:font-name="Arial1" fo:font-size="12pt" fo:language="pt" fo:country="BR" fo:font-weight="bold" officeooo:rsid="001a7539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ff0000" style:font-name="Arial1" fo:font-size="12pt" fo:language="pt" fo:country="BR" fo:font-weight="bold" officeooo:paragraph-rsid="0017cdb5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ff0000" style:font-name="Arial1" fo:font-size="12pt" fo:language="pt" fo:country="BR" fo:font-weight="bold" officeooo:paragraph-rsid="0017cdb5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fo:color="#000000" style:font-name="Arial1" fo:font-size="12pt" fo:language="pt" fo:country="BR" fo:font-weight="bold" officeooo:rsid="001a7539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>
        <style:tab-stops/>
      </style:paragraph-properties>
      <style:text-properties fo:color="#000000" style:font-name="Arial1" fo:font-size="12pt" fo:language="pt" fo:country="BR" fo:font-style="normal" fo:font-weight="normal" officeooo:rsid="00201467" officeooo:paragraph-rsid="0014f7c9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>
        <style:tab-stops/>
      </style:paragraph-properties>
      <style:text-properties fo:color="#000000" style:font-name="Arial1" fo:font-size="12pt" fo:language="pt" fo:country="BR" fo:font-weight="normal" officeooo:rsid="001cedc2" officeooo:paragraph-rsid="0014f7c9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fo:color="#000000" style:font-name="Arial1" fo:font-size="12pt" fo:language="pt" fo:country="BR" fo:font-weight="normal" officeooo:rsid="001cedc2" officeooo:paragraph-rsid="0014f7c9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>
        <style:tab-stops/>
      </style:paragraph-properties>
      <style:text-properties fo:color="#000000" style:font-name="Arial" fo:font-size="12pt" fo:language="pt" fo:country="BR" fo:font-weight="normal" officeooo:rsid="001cedc2" officeooo:paragraph-rsid="0014f7c9" style:letter-kerning="true" style:font-name-asian="SimSun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7cdb5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weight="normal" officeooo:rsid="0018dcc8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weight="normal" officeooo:rsid="001cedc2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weight="normal" officeooo:rsid="001cedc2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weight="normal" officeooo:rsid="0026f390" officeooo:paragraph-rsid="0014f7c9" style:font-size-asian="12pt" style:language-asian="pt" style:country-asian="BR" style:font-weight-asian="normal" style:font-name-complex="Arial3" style:font-size-complex="12pt" style:language-complex="ar" style:country-complex="SA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weight="normal" officeooo:rsid="001cedc2" officeooo:paragraph-rsid="0014f7c9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weight="normal" officeooo:rsid="001eb5f2" officeooo:paragraph-rsid="0014f7c9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weight="bold" officeooo:rsid="00201467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weight="bold" officeooo:rsid="0026f390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officeooo:paragraph-rsid="0014f7c9" style:font-size-asian="12pt" style:language-asian="pt" style:country-asian="BR" style:font-name-complex="Arial3" style:font-size-complex="12pt" style:language-complex="ar" style:country-complex="SA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333333" style:font-name="Arial1" fo:font-size="12pt" fo:language="pt" fo:country="BR" officeooo:paragraph-rsid="0017cdb5" style:letter-kerning="true" style:font-name-asian="SimSun" style:font-size-asian="12pt" style:language-asian="zh" style:country-asian="CN" style:font-name-complex="Arial3" style:font-size-complex="12pt" style:language-complex="hi" style:country-complex="IN"/>
    </style:style>
    <style:style style:name="P5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>
        <style:tab-stops/>
      </style:paragraph-properties>
      <style:text-properties fo:language="pt" fo:country="BR" officeooo:paragraph-rsid="0014f7c9"/>
    </style:style>
    <style:style style:name="P5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font-size="12pt" fo:language="pt" fo:country="BR" fo:font-weight="normal" officeooo:rsid="0018dcc8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1636ea" officeooo:paragraph-rsid="0014f7c9"/>
    </style:style>
    <style:style style:name="P5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24cff8" officeooo:paragraph-rsid="0024cff8"/>
    </style:style>
    <style:style style:name="P5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fo:font-weight="bold" officeooo:rsid="0024cff8" officeooo:paragraph-rsid="0024cff8" style:font-weight-asian="bold" style:font-weight-complex="bold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Arial1" fo:font-size="12pt" fo:language="pt" fo:country="BR" fo:font-weight="bold" officeooo:paragraph-rsid="0017cdb5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1eb5f2" officeooo:paragraph-rsid="0014f7c9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Arial1" fo:font-size="12pt" fo:language="pt" fo:country="BR" officeooo:paragraph-rsid="00169e86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1" fo:language="pt" fo:country="BR" officeooo:rsid="0024cff8" officeooo:paragraph-rsid="0024cff8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Arial1" fo:language="pt" fo:country="BR" officeooo:paragraph-rsid="0017cdb5"/>
    </style:style>
    <style:style style:name="P6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>
        <style:tab-stops>
          <style:tab-stop style:position="7.938cm"/>
        </style:tab-stops>
      </style:paragraph-properties>
      <style:text-properties fo:color="#000000" style:font-name="Arial1" fo:font-size="12pt" fo:language="pt" fo:country="BR" fo:font-weight="bold" officeooo:rsid="001a7539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63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1" fo:font-size="12pt" fo:language="pt" fo:country="BR" fo:font-weight="bold" officeooo:paragraph-rsid="0017cdb5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64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" fo:font-size="12pt" fo:language="pt" fo:country="BR" fo:font-weight="bold" officeooo:rsid="00201467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" fo:font-size="12pt" fo:language="pt" fo:country="BR" fo:font-weight="bold" officeooo:rsid="0026f390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66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3" style:font-size-complex="12pt" style:language-complex="ar" style:country-complex="SA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color="#000000" style:font-name="Arial1" fo:font-size="12pt" fo:language="pt" fo:country="BR" fo:font-weight="bold" officeooo:paragraph-rsid="0017cdb5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Arial1" fo:font-size="12pt" fo:language="pt" fo:country="BR" fo:font-style="normal" fo:font-weight="normal" officeooo:rsid="00238727" officeooo:paragraph-rsid="0014f7c9" style:letter-kerning="true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Arial" fo:font-size="12pt" fo:language="pt" fo:country="BR" fo:font-style="normal" fo:font-weight="bold" officeooo:rsid="00382bf9" officeooo:paragraph-rsid="00169e86" style:letter-kerning="true" fo:background-color="#ffffff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Arial" fo:font-size="12pt" fo:language="pt" fo:country="BR" fo:font-style="normal" fo:font-weight="bold" officeooo:rsid="00382bf9" officeooo:paragraph-rsid="0017cdb5" style:letter-kerning="true" fo:background-color="#ffffff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307208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>
        <style:tab-stops>
          <style:tab-stop style:position="15.002cm"/>
        </style:tab-stops>
      </style:paragraph-properties>
      <style:text-properties style:font-name="Arial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1dcf56" officeooo:paragraph-rsid="0029cbea" fo:background-color="transparent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289d1e" officeooo:paragraph-rsid="0029cbea" fo:background-color="transparent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246da0" officeooo:paragraph-rsid="0029cbea" fo:background-color="transparent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1" fo:font-size="12pt" fo:language="pt" fo:country="BR" fo:font-weight="bold" officeooo:rsid="0028ecd1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>
        <style:tab-stops>
          <style:tab-stop style:position="15.002cm"/>
        </style:tab-stops>
      </style:paragraph-properties>
      <style:text-properties style:font-name="Arial1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169e86" style:font-size-asian="12pt" style:language-asian="en" style:country-asian="US" style:font-name-complex="Arial3" style:font-size-complex="12pt" style:language-complex="ar" style:country-complex="SA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28ecd1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language="pt" fo:country="BR" fo:font-weight="normal" officeooo:paragraph-rsid="0014f7c9" style:font-weight-asian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color="#ff0000" style:font-name="Arial1" fo:font-size="12pt" fo:language="pt" fo:country="BR" fo:font-weight="bold" officeooo:paragraph-rsid="0017cdb5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fo:language="pt" fo:country="BR" officeooo:paragraph-rsid="0014f7c9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language="pt" fo:country="B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1" fo:font-size="12pt" fo:language="pt" fo:country="BR" fo:font-weight="bold" officeooo:rsid="0028ecd1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1" fo:font-size="12pt" fo:language="pt" fo:country="BR" fo:font-weight="bold" officeooo:rsid="00307208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fo:background-color="transparent" style:writing-mode="lr-tb">
        <style:tab-stops/>
      </style:paragraph-properties>
      <style:text-properties fo:color="#000000" style:font-name="Arial" fo:font-size="12pt" fo:language="pt" fo:country="BR" fo:font-style="normal" fo:font-weight="bold" officeooo:rsid="00382bf9" officeooo:paragraph-rsid="0017cdb5" style:letter-kerning="true" fo:background-color="#ffffff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10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105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Calibri" fo:font-size="11pt" fo:language="pt" fo:country="BR" officeooo:paragraph-rsid="0014f7c9" style:font-size-asian="11pt" style:language-asian="en" style:country-asian="US" style:font-name-complex="Times New Roman" style:font-size-complex="11pt" style:language-complex="ar" style:country-complex="SA"/>
    </style:style>
    <style:style style:name="P10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Arial1" fo:language="pt" fo:country="BR" officeooo:paragraph-rsid="0014f7c9"/>
    </style:style>
    <style:style style:name="P108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font-size="12pt" fo:language="pt" fo:country="BR" fo:font-weight="normal" officeooo:rsid="0018dcc8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7.99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111" style:family="paragraph" style:parent-style-name="Standard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fo:background-color="transparent">
        <style:tab-stops/>
      </style:paragraph-properties>
      <style:text-properties style:font-name="Arial1" fo:font-size="12pt" fo:language="pt" fo:country="BR" fo:font-weight="normal" officeooo:rsid="0018dcc8" officeooo:paragraph-rsid="0014f7c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112" style:family="paragraph" style:parent-style-name="Standard">
      <loext:graphic-properties draw:fill="none"/>
      <style:paragraph-properties fo:margin-left="7.5cm" fo:margin-right="0cm" fo:line-height="10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style="italic" fo:font-weight="normal" officeooo:rsid="001eb5f2" officeooo:paragraph-rsid="0014f7c9" style:letter-kerning="true" style:font-name-asian="SimSun" style:font-size-asian="12pt" style:language-asian="zh" style:country-asian="CN" style:font-style-asian="italic" style:font-weight-asian="normal" style:font-name-complex="Arial3" style:font-size-complex="12pt" style:language-complex="hi" style:country-complex="IN" style:font-style-complex="italic" style:font-weight-complex="normal"/>
    </style:style>
    <style:style style:name="P113" style:family="paragraph" style:parent-style-name="Standard">
      <loext:graphic-properties draw:fill="none"/>
      <style:paragraph-properties fo:margin-left="7.5cm" fo:margin-right="0cm" fo:line-height="100%" fo:text-align="end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style="italic" fo:font-weight="normal" officeooo:rsid="001eb5f2" officeooo:paragraph-rsid="0014f7c9" style:letter-kerning="true" style:font-name-asian="SimSun" style:font-size-asian="12pt" style:language-asian="zh" style:country-asian="CN" style:font-style-asian="italic" style:font-weight-asian="normal" style:font-name-complex="Arial3" style:font-size-complex="12pt" style:language-complex="hi" style:country-complex="IN" style:font-style-complex="italic" style:font-weight-complex="normal"/>
    </style:style>
    <style:style style:name="P114" style:family="paragraph" style:parent-style-name="Standard">
      <loext:graphic-properties draw:fill="none"/>
      <style:paragraph-properties fo:margin-left="7.5cm" fo:margin-right="0cm" fo:line-height="100%" fo:text-align="end" style:justify-single-word="false" fo:orphans="2" fo:widows="2" fo:text-indent="0cm" style:auto-text-indent="false" fo:background-color="transparent">
        <style:tab-stops/>
      </style:paragraph-properties>
      <style:text-properties style:font-name="Arial" fo:font-size="12pt" fo:language="pt" fo:country="BR" fo:font-weight="bold" officeooo:rsid="00201467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115" style:family="paragraph" style:parent-style-name="Standard">
      <loext:graphic-properties draw:fill="none"/>
      <style:paragraph-properties fo:margin-left="7.5cm" fo:margin-right="0cm" fo:line-height="150%" fo:text-align="end" style:justify-single-word="false" fo:orphans="2" fo:widows="2" fo:text-indent="0cm" style:auto-text-indent="false" fo:background-color="transparent">
        <style:tab-stops/>
      </style:paragraph-properties>
      <style:text-properties fo:color="#000000" style:font-name="Arial" fo:font-size="12pt" fo:language="pt" fo:country="BR" fo:font-style="italic" fo:font-weight="normal" officeooo:rsid="001eb5f2" officeooo:paragraph-rsid="0014f7c9" style:letter-kerning="true" style:font-name-asian="SimSun" style:font-size-asian="12pt" style:language-asian="zh" style:country-asian="CN" style:font-style-asian="italic" style:font-weight-asian="normal" style:font-name-complex="Arial3" style:font-size-complex="12pt" style:language-complex="hi" style:country-complex="IN" style:font-style-complex="italic" style:font-weight-complex="normal"/>
    </style:style>
    <style:style style:name="P116" style:family="paragraph" style:parent-style-name="Standard">
      <loext:graphic-properties draw:fill="none"/>
      <style:paragraph-properties fo:margin-left="7.5cm" fo:margin-right="0cm" fo:line-height="150%" fo:text-align="end" style:justify-single-word="false" fo:orphans="2" fo:widows="2" fo:text-indent="0cm" style:auto-text-indent="false" fo:background-color="transparent">
        <style:tab-stops/>
      </style:paragraph-properties>
      <style:text-properties fo:color="#000000" style:font-name="Arial" fo:font-size="12pt" fo:language="pt" fo:country="BR" fo:font-style="normal" fo:font-weight="normal" officeooo:rsid="00238727" officeooo:paragraph-rsid="0014f7c9" style:letter-kerning="true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7.5cm" fo:margin-right="0cm" fo:line-height="150%" fo:text-align="end" style:justify-single-word="false" fo:orphans="2" fo:widows="2" fo:text-indent="0cm" style:auto-text-indent="false" fo:background-color="transparent">
        <style:tab-stops/>
      </style:paragraph-properties>
      <style:text-properties style:font-name="Arial1" fo:font-size="12pt" fo:language="pt" fo:country="BR" fo:font-weight="bold" officeooo:rsid="00201467" officeooo:paragraph-rsid="0014f7c9" style:font-size-asian="12pt" style:font-weight-asian="bold" style:font-size-complex="12pt" style:font-weight-complex="bold"/>
    </style:style>
    <style:style style:name="P118" style:family="paragraph" style:parent-style-name="Standard" style:master-page-name="">
      <loext:graphic-properties draw:fill="none"/>
      <style:paragraph-properties fo:margin-left="7.5cm" fo:margin-right="0cm" fo:line-height="100%" fo:text-align="center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" fo:font-size="12pt" fo:language="pt" fo:country="BR" fo:font-style="italic" fo:font-weight="normal" officeooo:rsid="001eb5f2" officeooo:paragraph-rsid="0014f7c9" style:letter-kerning="true" style:font-name-asian="SimSun" style:font-size-asian="12pt" style:language-asian="zh" style:country-asian="CN" style:font-style-asian="italic" style:font-weight-asian="normal" style:font-name-complex="Arial3" style:font-size-complex="12pt" style:language-complex="hi" style:country-complex="IN" style:font-style-complex="italic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7.5cm" fo:margin-right="0cm" fo:line-height="100%" fo:text-align="end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" fo:font-size="12pt" fo:language="pt" fo:country="BR" fo:font-style="italic" fo:font-weight="normal" officeooo:rsid="001eb5f2" officeooo:paragraph-rsid="0014f7c9" style:letter-kerning="true" style:font-name-asian="SimSun" style:font-size-asian="12pt" style:language-asian="zh" style:country-asian="CN" style:font-style-asian="italic" style:font-weight-asian="normal" style:font-name-complex="Arial3" style:font-size-complex="12pt" style:language-complex="hi" style:country-complex="IN" style:font-style-complex="italic" style:font-weight-complex="normal"/>
    </style:style>
    <style:style style:name="P120" style:family="paragraph" style:parent-style-name="Standard" style:master-page-name="">
      <loext:graphic-properties draw:fill="none"/>
      <style:paragraph-properties fo:margin-left="7.5cm" fo:margin-right="0cm" fo:line-height="100%" fo:text-align="end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" fo:font-size="12pt" fo:language="pt" fo:country="BR" fo:font-weight="bold" officeooo:rsid="00201467" officeooo:paragraph-rsid="0014f7c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bold" officeooo:rsid="001a7539" officeooo:paragraph-rsid="0014f7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officeooo:rsid="001a7539" officeooo:paragraph-rsid="0014f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officeooo:rsid="001636ea" officeooo:paragraph-rsid="0014f7c9"/>
    </style:style>
    <style:style style:name="P12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fo:font-weight="bold" officeooo:rsid="001636ea" officeooo:paragraph-rsid="0014f7c9" style:font-weight-asian="bold" style:font-weight-complex="bold"/>
    </style:style>
    <style:style style:name="P125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126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127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128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129" style:family="paragraph" style:parent-style-name="Standard">
      <style:paragraph-properties fo:line-height="150%" fo:text-align="justify" style:justify-single-word="false" style:writing-mode="lr-tb"/>
    </style:style>
    <style:style style:name="P130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131" style:family="paragraph" style:parent-style-name="Bibliography_20_1">
      <style:paragraph-properties fo:line-height="115%"/>
      <style:text-properties officeooo:paragraph-rsid="002d2659"/>
    </style:style>
    <style:style style:name="P132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1" fo:font-size="12pt" fo:language="pt" fo:country="BR" fo:font-weight="bold" officeooo:rsid="00382bf9" officeooo:paragraph-rsid="0022060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133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134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" style:family="text">
      <style:text-properties fo:color="#ff0000" style:font-name="Arial"/>
    </style:style>
    <style:style style:name="T2" style:family="text">
      <style:text-properties fo:color="#ff0000" style:font-name="Arial" fo:font-size="12pt" fo:font-weight="bold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/>
    </style:style>
    <style:style style:name="T3" style:family="text">
      <style:text-properties fo:color="#ff0000" style:font-name="Arial" fo:font-size="12pt" fo:font-weight="bold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T4" style:family="text">
      <style:text-properties fo:color="#ff0000"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5" style:family="text">
      <style:text-properties fo:color="#ff0000" style:font-name="Arial" fo:font-weight="bold" style:letter-kerning="true" style:font-name-asian="SimSun" style:language-asian="zh" style:country-asian="CN" style:font-weight-asian="bold" style:font-name-complex="Arial3" style:language-complex="hi" style:country-complex="IN" style:font-weight-complex="bold"/>
    </style:style>
    <style:style style:name="T6" style:family="text">
      <style:text-properties fo:color="#ff0000" style:font-name="Arial" fo:font-weight="bold" style:letter-kerning="true" style:font-name-asian="SimSun" style:language-asian="en" style:country-asian="US" style:font-weight-asian="bold" style:font-name-complex="Arial3" style:language-complex="ar" style:country-complex="SA"/>
    </style:style>
    <style:style style:name="T7" style:family="text">
      <style:text-properties fo:color="#ff0000" style:font-name="Arial" fo:font-weight="bold" style:language-asian="en" style:country-asian="US" style:font-weight-asian="bold" style:font-name-complex="Arial3" style:language-complex="ar" style:country-complex="SA"/>
    </style:style>
    <style:style style:name="T8" style:family="text">
      <style:text-properties fo:color="#ff0000" style:font-name="Arial" fo:font-weight="bold" style:font-weight-asian="bold"/>
    </style:style>
    <style:style style:name="T9" style:family="text">
      <style:text-properties fo:color="#ff0000" style:font-name="Arial" style:text-underline-style="solid" style:text-underline-width="auto" style:text-underline-color="font-color" fo:font-weight="bold" style:letter-kerning="true" style:font-name-asian="SimSun" style:language-asian="zh" style:country-asian="CN" style:font-weight-asian="bold" style:font-name-complex="Arial3" style:language-complex="hi" style:country-complex="IN" style:font-weight-complex="bold"/>
    </style:style>
    <style:style style:name="T10" style:family="text">
      <style:text-properties fo:color="#ff0000" style:font-name="Arial" style:language-asian="en" style:country-asian="US" style:font-name-complex="Arial3" style:language-complex="ar" style:country-complex="SA"/>
    </style:style>
    <style:style style:name="T11" style:family="text">
      <style:text-properties fo:color="#ff0000" style:font-name="Arial" style:letter-kerning="true" style:font-name-asian="SimSun" style:language-asian="zh" style:country-asian="CN" style:font-name-complex="Arial3" style:language-complex="hi" style:country-complex="IN"/>
    </style:style>
    <style:style style:name="T12" style:family="text">
      <style:text-properties fo:color="#ff0000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13" style:family="text">
      <style:text-properties fo:color="#ff0000" fo:font-size="12pt" style:font-size-asian="12pt" style:language-asian="en" style:country-asian="US" style:font-name-complex="Arial3" style:font-size-complex="12pt" style:language-complex="ar" style:country-complex="SA"/>
    </style:style>
    <style:style style:name="T14" style:family="text">
      <style:text-properties style:font-name="Arial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15" style:family="text">
      <style:text-properties style:font-name="Arial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16" style:family="text">
      <style:text-properties style:font-name="Arial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17" style:family="text">
      <style:text-properties style:font-name="Arial" fo:font-size="12pt" fo:language="pt" fo:country="BR" fo:font-weight="normal" officeooo: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8" style:family="text">
      <style:text-properties style:font-name="Arial" fo:font-size="12pt" fo:language="pt" fo:country="BR" fo:font-weight="normal" officeooo:rsid="002b6a12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9" style:family="text">
      <style:text-properties style:font-name="Arial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T20" style:family="text">
      <style:text-properties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21" style:family="text">
      <style:text-properties style:font-name="Arial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22" style:family="text">
      <style:text-properties style:font-name="Arial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23" style:family="text">
      <style:text-properties style:font-name="Arial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" fo:font-size="12pt" fo:language="pt" fo:country="BR" fo:font-style="normal" fo:font-weight="normal" officeooo:rsid="00289d1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6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7" style:family="text">
      <style:text-properties style:font-name="Arial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8" style:family="text">
      <style:text-properties style:font-name="Arial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9" style:family="text">
      <style:text-properties style:font-name="Arial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30" style:family="text">
      <style:text-properties style:font-name="Arial" fo:font-size="12pt" fo:font-weight="normal" officeooo:rsid="0026f39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31" style:family="text">
      <style:text-properties style:font-name="Arial" fo:font-size="12pt" fo:font-weight="normal" officeooo:rsid="0026f390" style:font-size-asian="12pt" style:language-asian="pt" style:country-asian="BR" style:font-weight-asian="normal" style:font-name-complex="Arial3" style:font-size-complex="12pt" style:language-complex="ar" style:country-complex="SA" style:font-weight-complex="normal"/>
    </style:style>
    <style:style style:name="T32" style:family="text">
      <style:text-properties style:font-name="Arial" fo:font-size="12pt" style:font-size-asian="12pt" style:language-asian="pt" style:country-asian="BR" style:font-name-complex="Arial3" style:font-size-complex="12pt" style:language-complex="ar" style:country-complex="SA"/>
    </style:style>
    <style:style style:name="T33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/>
    </style:style>
    <style:style style:name="T34" style:family="text">
      <style:text-properties style:font-name="Arial" fo:font-size="12pt" officeooo:rsid="001f07d0" style:font-size-asian="12pt" style:language-asian="en" style:country-asian="US" style:font-name-complex="Arial3" style:font-size-complex="12pt" style:language-complex="ar" style:country-complex="SA"/>
    </style:style>
    <style:style style:name="T35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 style:font-weight-complex="bold"/>
    </style:style>
    <style:style style:name="T36" style:family="text">
      <style:text-properties style:font-name="Arial" fo:font-size="12pt" officeooo:rsid="00353171" style:font-size-asian="12pt" style:language-asian="en" style:country-asian="US" style:font-name-complex="Arial3" style:font-size-complex="12pt" style:language-complex="ar" style:country-complex="SA"/>
    </style:style>
    <style:style style:name="T37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8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39" style:family="text">
      <style:text-properties style:font-name="Arial" fo:font-size="12pt" fo:font-weight="bold" officeooo:rsid="002bdb4f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40" style:family="text">
      <style:text-properties style:font-name="Arial" fo:font-size="12pt" fo:font-style="italic" fo:font-weight="bold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41" style:family="text">
      <style:text-properties style:font-name="Arial" fo:font-size="12pt" fo:font-style="italic" fo:font-weight="bold" officeooo:rsid="002bdb4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42" style:family="text">
      <style:text-properties style:font-name="Arial" fo:font-weight="bold" style:letter-kerning="true" style:font-name-asian="SimSun" style:language-asian="pt" style:country-asian="BR" style:font-weight-asian="bold" style:font-name-complex="Arial3" style:language-complex="hi" style:country-complex="IN" style:font-weight-complex="bold"/>
    </style:style>
    <style:style style:name="T43" style:family="text">
      <style:text-properties style:font-name="Arial" fo:font-weight="bold" style:letter-kerning="true" style:font-name-asian="SimSun" style:language-asian="zh" style:country-asian="CN" style:font-weight-asian="bold" style:font-name-complex="Arial3" style:language-complex="hi" style:country-complex="IN"/>
    </style:style>
    <style:style style:name="T44" style:family="text">
      <style:text-properties style:font-name="Arial" fo:font-weight="bold" style:language-asian="en" style:country-asian="US" style:font-weight-asian="bold" style:font-name-complex="Arial3" style:language-complex="ar" style:country-complex="SA"/>
    </style:style>
    <style:style style:name="T45" style:family="text">
      <style:text-properties style:font-name="Arial" style:language-asian="en" style:country-asian="US" style:font-name-complex="Arial3" style:language-complex="ar" style:country-complex="SA"/>
    </style:style>
    <style:style style:name="T46" style:family="text">
      <style:text-properties style:font-name="Arial" officeooo:rsid="00353171" style:language-asian="en" style:country-asian="US" style:font-name-complex="Arial3" style:language-complex="ar" style:country-complex="SA"/>
    </style:style>
    <style:style style:name="T47" style:family="text">
      <style:text-properties style:font-name="Arial" style:letter-kerning="true" style:font-name-asian="SimSun" style:language-asian="zh" style:country-asian="CN" style:font-name-complex="Arial3" style:language-complex="hi" style:country-complex="IN"/>
    </style:style>
    <style:style style:name="T48" style:family="text">
      <style:text-properties style:font-name="Arial" fo:font-weight="normal" officeooo:rsid="00238727" style:language-asian="en" style:country-asian="US" style:font-weight-asian="normal" style:font-name-complex="Arial3" style:language-complex="ar" style:country-complex="SA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51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52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53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54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55" style:family="text">
      <style:text-properties fo:color="#000000" fo:font-weight="bold" fo:background-color="#ffffff" loext:char-shading-value="0" style:language-asian="en" style:country-asian="US" style:font-weight-asian="bold" style:font-name-complex="Arial3" style:language-complex="ar" style:country-complex="SA"/>
    </style:style>
    <style:style style:name="T56" style:family="text">
      <style:text-properties fo:color="#000000" fo:font-weight="bold" officeooo:rsid="00283109" fo:background-color="#ffffff" loext:char-shading-value="0" style:language-asian="en" style:country-asian="US" style:font-weight-asian="bold" style:font-name-complex="Arial3" style:language-complex="ar" style:country-complex="SA"/>
    </style:style>
    <style:style style:name="T57" style:family="text">
      <style:text-properties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58" style:family="text">
      <style:text-properties fo:font-size="12pt" style:font-size-asian="12pt" style:language-asian="en" style:country-asian="US" style:font-name-complex="Arial3" style:font-size-complex="12pt" style:language-complex="ar" style:country-complex="SA"/>
    </style:style>
    <style:style style:name="T59" style:family="text">
      <style:text-properties fo:font-size="12pt" style:font-size-asian="12pt" style:language-asian="pt" style:country-asian="BR" style:font-name-complex="Arial3" style:font-size-complex="12pt" style:language-complex="ar" style:country-complex="SA"/>
    </style:style>
    <style:style style:name="T60" style:family="text">
      <style:text-properties fo:text-transform="uppercase" fo:color="#333333" style:font-name="Arial1" fo:font-size="12pt" fo:language="pt" fo:country="BR" style:letter-kerning="true" style:font-name-asian="SimSun" style:font-size-asian="12pt" style:language-asian="zh" style:country-asian="CN" style:font-name-complex="Arial3" style:font-size-complex="12pt" style:language-complex="hi" style:country-complex="IN" style:font-weight-complex="bold"/>
    </style:style>
    <style:style style:name="T61" style:family="text">
      <style:text-properties fo:color="#333333" style:font-name="Arial1" fo:font-size="12pt" fo:language="pt" fo:country="BR" style:letter-kerning="true" style:font-name-asian="SimSun" style:font-size-asian="12pt" style:language-asian="zh" style:country-asian="CN" style:font-name-complex="Arial3" style:font-size-complex="12pt" style:language-complex="hi" style:country-complex="IN"/>
    </style:style>
    <style:style style:name="T62" style:family="text">
      <style:text-properties fo:color="#333333" style:font-name="Arial1" fo:font-size="12pt" fo:language="pt" fo:country="BR" officeooo:rsid="0045b96c" style:letter-kerning="true" style:font-name-asian="SimSun" style:font-size-asian="12pt" style:language-asian="zh" style:country-asian="CN" style:font-name-complex="Arial3" style:font-size-complex="12pt" style:language-complex="hi" style:country-complex="IN"/>
    </style:style>
    <style:style style:name="T63" style:family="text">
      <style:text-properties fo:color="#333333" style:font-name="Arial1" fo:font-size="12pt" fo:language="pt" fo:country="BR" style:letter-kerning="true" style:font-name-asian="SimSun" style:font-size-asian="12pt" style:language-asian="zh" style:country-asian="CN" style:font-name-complex="Arial3" style:font-size-complex="12pt" style:language-complex="hi" style:country-complex="IN" style:font-weight-complex="bold"/>
    </style:style>
    <style:style style:name="T64" style:family="text">
      <style:text-properties style:font-name="Arial1" fo:language="pt" fo:country="BR"/>
    </style:style>
    <style:style style:name="T65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66" style:family="text">
      <style:text-properties style:font-name="Arial1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67" style:family="text">
      <style:text-properties officeooo:rsid="001b6387"/>
    </style:style>
    <style:style style:name="T68" style:family="text">
      <style:text-properties officeooo:rsid="0024cff8"/>
    </style:style>
    <style:style style:name="T69" style:family="text">
      <style:text-properties style:language-asian="en" style:country-asian="US" style:font-name-complex="Arial3" style:language-complex="ar" style:country-complex="SA"/>
    </style:style>
    <style:style style:name="T70" style:family="text">
      <style:text-properties fo:font-weight="bold" style:language-asian="en" style:country-asian="US" style:font-weight-asian="bold" style:font-name-complex="Arial3" style:language-complex="ar" style:country-complex="SA"/>
    </style:style>
    <style:style style:name="T71" style:family="text">
      <style:text-properties fo:font-weight="bold" style:font-weight-asian="bold"/>
    </style:style>
    <style:style style:name="T72" style:family="text">
      <style:text-properties fo:font-weight="bold" officeooo:rsid="0025c4d3" style:font-weight-asian="bold"/>
    </style:style>
    <style:style style:name="T73" style:family="text">
      <style:text-properties fo:font-weight="bold" officeooo:rsid="00275b99" style:font-weight-asian="bold"/>
    </style:style>
    <style:style style:name="T74" style:family="text">
      <style:text-properties fo:font-weight="bold" officeooo:rsid="00330e12" style:font-weight-asian="bold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25c4d3" style:font-weight-asian="normal" style:font-weight-complex="normal"/>
    </style:style>
    <style:style style:name="T77" style:family="text">
      <style:text-properties officeooo:rsid="002518ac"/>
    </style:style>
    <style:style style:name="T78" style:family="text">
      <style:text-properties officeooo:rsid="0025c4d3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0af931" style:font-style-asian="italic" style:font-style-complex="italic"/>
    </style:style>
    <style:style style:name="T81" style:family="text">
      <style:text-properties fo:font-style="italic" officeooo:rsid="0003449f" style:font-style-asian="italic" style:font-style-complex="italic"/>
    </style:style>
    <style:style style:name="T82" style:family="text">
      <style:text-properties fo:font-style="italic" officeooo:rsid="00071085" style:font-style-asian="italic" style:font-style-complex="italic"/>
    </style:style>
    <style:style style:name="T83" style:family="text">
      <style:text-properties fo:font-style="italic" officeooo:rsid="0009928d" style:font-style-asian="italic" style:font-style-complex="italic"/>
    </style:style>
    <style:style style:name="T84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85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86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87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88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89" style:family="text">
      <style:text-properties officeooo:rsid="000a248b"/>
    </style:style>
    <style:style style:name="T90" style:family="text">
      <style:text-properties fo:font-variant="normal" fo:text-transform="none" style:text-position="0% 100%" fo:font-style="normal" style:text-underline-style="none" officeooo:rsid="000a248b"/>
    </style:style>
    <style:style style:name="T91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92" style:family="text">
      <style:text-properties fo:font-variant="normal" fo:text-transform="none" fo:color="#222222" style:font-name="arial" fo:font-size="12pt" fo:letter-spacing="normal" fo:font-style="normal" fo:font-weight="normal" officeooo:rsid="002bdb4f" style:font-weight-asian="normal" style:font-weight-complex="normal"/>
    </style:style>
    <style:style style:name="T93" style:family="text">
      <style:text-properties officeooo:rsid="0003449f"/>
    </style:style>
    <style:style style:name="T94" style:family="text">
      <style:text-properties officeooo:rsid="00071085"/>
    </style:style>
    <style:style style:name="T95" style:family="text">
      <style:text-properties officeooo:rsid="0009928d"/>
    </style:style>
    <style:style style:name="T96" style:family="text">
      <style:text-properties style:use-window-font-color="true" style:font-name="Arial" fo:font-size="12pt" fo:language="pt" fo:country="BR" fo:font-weight="normal" officeooo:rsid="000d384e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7" style:family="text">
      <style:text-properties style:use-window-font-color="true" style:font-name="Arial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8" style:family="text">
      <style:text-properties style:use-window-font-color="true"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9" style:family="text">
      <style:text-properties style:use-window-font-color="true" style:font-name="Arial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0" style:family="text">
      <style:text-properties style:use-window-font-color="true" style:font-name="Arial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1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102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103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104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105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106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107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108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109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110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111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112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113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114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115" style:family="text">
      <style:text-properties fo:font-style="normal" officeooo:rsid="0018f4ad" fo:background-color="transparent" loext:char-shading-value="0" style:font-size-asian="10.5pt" style:font-style-asian="normal" style:font-style-complex="normal"/>
    </style:style>
    <style:style style:name="T116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117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118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119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120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121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122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123" style:family="text">
      <style:text-properties fo:font-style="normal" officeooo:rsid="0029ef1b" fo:background-color="transparent" loext:char-shading-value="0" style:font-size-asian="10.5pt" style:font-style-asian="normal" style:font-style-complex="normal"/>
    </style:style>
    <style:style style:name="T124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125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126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27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28" style:family="text">
      <style:text-properties officeooo:rsid="00330e12"/>
    </style:style>
    <style:style style:name="T129" style:family="text">
      <style:text-properties style:font-name="Arial2" fo:font-style="normal" officeooo:rsid="0029ef1b" fo:background-color="transparent" loext:char-shading-value="0" style:font-size-asian="10.5pt" style:font-style-asian="normal" style:font-style-complex="normal"/>
    </style:style>
    <style:style style:name="T130" style:family="text">
      <style:text-properties style:font-name="Arial2" fo:font-style="normal" officeooo:rsid="002b7b8a" fo:background-color="transparent" loext:char-shading-value="0" style:font-size-asian="10.5pt" style:font-style-asian="normal" style:font-style-complex="normal"/>
    </style:style>
    <style:style style:name="T131" style:family="text">
      <style:text-properties style:font-name="Arial2" fo:font-style="normal" officeooo:rsid="002e5cb2" fo:background-color="transparent" loext:char-shading-value="0" style:font-size-asian="10.5pt" style:font-style-asian="normal" style:font-style-complex="normal"/>
    </style:style>
    <style:style style:name="T132" style:family="text">
      <style:text-properties style:font-name="Arial2" fo:font-style="normal" officeooo:rsid="0029cbea" fo:background-color="transparent" loext:char-shading-value="0" style:font-size-asian="10.5pt" style:font-style-asian="normal" style:font-style-complex="normal"/>
    </style:style>
    <style:style style:name="T133" style:family="text">
      <style:text-properties style:font-name="Arial2" fo:font-style="italic" officeooo:rsid="002b7b8a" fo:background-color="transparent" loext:char-shading-value="0" style:font-size-asian="10.5pt" style:font-style-asian="italic" style:font-style-complex="italic"/>
    </style:style>
    <style:style style:name="T134" style:family="text">
      <style:text-properties style:font-name="Arial2" fo:font-style="italic" officeooo:rsid="0029ef1b" fo:background-color="transparent" loext:char-shading-value="0" style:font-size-asian="10.5pt" style:font-style-asian="italic" style:font-style-complex="italic"/>
    </style:style>
    <style:style style:name="T135" style:family="text">
      <style:text-properties officeooo:rsid="0033bdf9"/>
    </style:style>
    <style:style style:name="T136" style:family="text">
      <style:text-properties officeooo:rsid="003531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INSTITUTO FEDERAL DE EDUCAÇÃO, CIÊNCIA E </text:p>
      <text:p text:style-name="P53">TECNOLOGIA DE SÃO PAULO</text:p>
      <text:p text:style-name="P123">CÂMPU<text:span text:style-name="T68">S VOTUPORANGA</text:span></text:p>
      <text:p text:style-name="P123"/>
      <text:p text:style-name="P123"/>
      <text:p text:style-name="P123"/>
      <text:p text:style-name="P123"/>
      <text:p text:style-name="P123"/>
      <text:p text:style-name="P54">MARIANA DE ALMEIDA RODRIGUES</text:p>
      <text:p text:style-name="P123"/>
      <text:p text:style-name="P123"/>
      <text:p text:style-name="P124"/>
      <text:p text:style-name="P55">BOAS PRÁTICAS DE PROGRAMAÇÃO NO DESENVOLVIMENTO DE APLICAÇÕES WEB</text:p>
      <text:p text:style-name="P124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54">VOTUPORANGA</text:p>
      <text:p text:style-name="P21">2020</text:p>
      <text:p text:style-name="P60">Mariana de Almeida Rodrigue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BOAS PRÁTICAS DE PROGRAMAÇÃO NO DESENVOLVIMENTO DE APLICAÇÕES WEB </text:p>
      <text:p text:style-name="P23"/>
      <text:p text:style-name="P23"/>
      <text:p text:style-name="P125">Trabalho de Conclusão de Curso apresentado como exigência parcial para obtenção do diploma do curso T<text:span text:style-name="T77">e</text:span>cnólogo e<text:span text:style-name="T68">m Informática</text:span> no Instituto Federal de Educação, Ciência e Tecnologia de São Paulo, Câmpus <text:span text:style-name="T68">Votuporanga</text:span>.</text:p>
      <text:p text:style-name="P24"/>
      <text:p text:style-name="P109">Professor Orientador: <text:span text:style-name="T68">Ubiratan Zakaib do Nascimento</text:span>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Votuporanga</text:p>
      <text:p text:style-name="P26">2020</text:p>
      <text:p text:style-name="P100">LISTA DE S<text:span text:style-name="T77">IGLAS</text:span></text:p>
      <text:p text:style-name="P71"/>
      <text:p text:style-name="P97"><text:span text:style-name="T19">PHP - </text:span><text:span text:style-name="T91">PHP: Hypertext Preprocessor </text:span></text:p>
      <text:p text:style-name="P97"><text:span text:style-name="T92">SQL - </text:span><text:span text:style-name="T91">Structured Query Language</text:span></text:p>
      <text:p text:style-name="P97"><text:span text:style-name="T92">URL - </text:span><text:span text:style-name="T91">Uniform Resource Locator</text:span></text:p>
      <text:p text:style-name="P80"/>
      <text:p text:style-name="P92"/>
      <text:p text:style-name="P58"><text:span text:style-name="T42">SUMÁRIO</text:span><text:span text:style-name="T43"> </text:span></text:p>
      <text:p text:style-name="P16"><text:span text:style-name="T44">1<text:tab/>INTRODUÇÃO…………………………………………………………………</text:span><text:span text:style-name="T45">1</text:span><text:span text:style-name="T46">5</text:span></text:p>
      <text:p text:style-name="P95"><text:span text:style-name="T39">1.</text:span><text:span text:style-name="T37">2<text:tab/>OBJETIVOS……………………………………………………………………<text:tab/></text:span><text:span text:style-name="T33">1</text:span><text:span text:style-name="T36">5</text:span></text:p>
      <text:p text:style-name="P95"><text:span text:style-name="T41">1.</text:span><text:span text:style-name="T40">2.1<text:tab/>OBJETIVOS GERAIS…………………………………………………………<text:tab/></text:span><text:span text:style-name="T33">1</text:span><text:span text:style-name="T36">5</text:span></text:p>
      <text:p text:style-name="P95"><text:span text:style-name="T41">1.</text:span><text:span text:style-name="T40">2.2<text:tab/>OBJETIVOS ESPECÍFICOS…………………………………………………<text:tab/></text:span><text:span text:style-name="T33">1</text:span><text:span text:style-name="T36">5</text:span></text:p>
      <text:p text:style-name="P95"><text:span text:style-name="T41">1.3</text:span><text:span text:style-name="T40"> <text:tab/></text:span><text:span text:style-name="T41">JUSTIFICATIVA</text:span><text:span text:style-name="T40">……………………………………………………………….<text:tab/></text:span><text:span text:style-name="T33">15</text:span></text:p>
      <text:p text:style-name="P96"><text:span text:style-name="T39">1.4</text:span><text:span text:style-name="T37"><text:tab/>REFERENCIAL TEÓRICO…………………………………………………...<text:tab/></text:span><text:span text:style-name="T33">1</text:span><text:span text:style-name="T36">6</text:span></text:p>
      <text:p text:style-name="P95"><text:span text:style-name="T39">2</text:span><text:span text:style-name="T37"><text:tab/>CONSIDERAÇÕES FINAIS………………………………………………….<text:tab/></text:span><text:span text:style-name="T33">55</text:span></text:p>
      <text:p text:style-name="P95"><text:span text:style-name="T33"><text:tab/></text:span><text:span text:style-name="T38">REFERÊNCIAS………………………………………………………………..<text:tab/></text:span><text:span text:style-name="T35">57</text:span></text:p>
      <text:p text:style-name="P132">1 INTRODUÇÃO</text:p>
      <text:p text:style-name="P87"/>
      <text:p text:style-name="P87"><text:tab/>O projeto tem a finalidade de mostrar formas de deixar o desenvolvimento, neste caso destinado à <text:span text:style-name="T79">web</text:span>, mais seguro, mitigando ao máximo, as possíveis falhas ou ataques. Para o norteamento dos principais problemas de segurança, foi usado o OWASP <text:span text:style-name="T78">(</text:span>Projeto Aberto de Segurança em Aplicações Web), que visa demonstrar as maiores falhas do ano e listá-las em tópicos, entre outras coisas como documentos, artigos, ferramentas do ramo, segundo o OWASP (2020).</text:p>
      <text:p text:style-name="P88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85"/>
      <text:p text:style-name="P126"><text:span text:style-name="T72"><text:tab/></text:span><text:span text:style-name="T73">1.</text:span><text:span text:style-name="T72">2 OBJETIVO GERAL</text:span></text:p>
      <text:p text:style-name="P128"><text:span text:style-name="T72"><text:tab/><text:tab/></text:span><text:span text:style-name="T76">Ressaltar a importância de uma programação pensada corretamente, que vai gerar mais segurança tanto para quem programa, para quem compra o produto e principalmente para quem usa. Provar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127"/>
      <text:p text:style-name="P126"><text:span text:style-name="T72"><text:tab/></text:span><text:span text:style-name="T73">1.</text:span><text:span text:style-name="T74">3</text:span><text:span text:style-name="T72"> OBJETIVOS ESPECÍFICOS</text:span></text:p>
      <text:list xml:id="list3993061313" text:style-name="L1">
        <text:list-item>
          <text:p text:style-name="P133"><text:span text:style-name="T65">Desenvolver uma aplicação </text:span><text:span text:style-name="T66">web</text:span><text:span text:style-name="T65"> ;</text:span></text:p>
        </text:list-item>
        <text:list-item>
          <text:p text:style-name="P134">Estudar a linguagem de programação PHP orientada a objeto;</text:p>
        </text:list-item>
        <text:list-item>
          <text:p text:style-name="P134">Explorar as diversas formas de proteger o sistema contra-ataques;</text:p>
        </text:list-item>
        <text:list-item>
          <text:p text:style-name="P134">Mostrar os resultados dos ataques em uma aplicação não segura;</text:p>
        </text:list-item>
        <text:list-item>
          <text:p text:style-name="P134">Mostrar as falhas de segurança que pode acontecer se a entrada e saída de dados não forem tratadas devidamente.</text:p>
        </text:list-item>
      </text:list>
      <text:p text:style-name="P127"/>
      <text:p text:style-name="P72"><text:span text:style-name="T53"><text:tab/>1.</text:span><text:span text:style-name="T54">4</text:span><text:span text:style-name="T52"> </text:span><text:span text:style-name="T51">JUSTIFICATIVA </text:span></text:p>
      <text:p text:style-name="P103"><text:soft-page-break/><text:span text:style-name="T50"><text:tab/><text:tab/></text:span><text:span text:style-name="T75">A cada dia, mais pessoas estão conectadas no mundo virtual, oferecendo seus dados, muitas vezes de forma não intencional. O inconveniente é que existem diversos criminosos tentando acessá-los a todo momento. Quando 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104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.</text:p>
      <text:p text:style-name="P75"/>
      <text:p text:style-name="P73"><text:tab/>1.<text:span text:style-name="T128">5</text:span> <text:span text:style-name="T136">REFERÊNCIAL</text:span> TEÓRICO</text:p>
      <text:p text:style-name="P76"><text:tab/><text:tab/><text:span text:style-name="T89">De acordo com os autores, </text:span><text:span text:style-name="T90">(LÜDERS; BIANCHINI, 2017), a</text:span><text:span text:style-name="T93"> gestão pública vem adotando medidas que melhoram a segurança das Cidades Inteligentes. Elas formam uma rede de informações que em sua maioria, usa a linguagem de programação PHP em 82,9% e </text:span><text:span text:style-name="T80">s</text:span><text:span text:style-name="T81">oftwares</text:span><text:span text:style-name="T93"> livres. A segurança deve estar em todas as fases do desenvolvimento, pois, a cada dia, a sofisticação dos ataques vem crescendo. As principais vulnerabilidades testadas são: </text:span><text:span text:style-name="T82">SQL Injection</text:span><text:span text:style-name="T94">, consiste em adicionar caracteres ou comandos SQL nos campos de formulário através de parâmetros passados por </text:span><text:span text:style-name="T82">URLs</text:span><text:span text:style-name="T94">; </text:span><text:span text:style-name="T82">Cross-Site Scripting</text:span><text:span text:style-name="T94">, ela permite inserir códigos maliciosos JavaScript, por exemplo, para roubar informações contidas nos </text:span><text:span text:style-name="T82">cookies</text:span><text:span text:style-name="T94">; e </text:span><text:span text:style-name="T83">Any File Inclusion</text:span><text:span text:style-name="T95">, que é quando um atacante insere um arquivo em um URL, esse arquivo pode executar comandos maliciosos.</text:span></text:p>
      <text:p text:style-name="P129"><text:span text:style-name="T17"><text:tab/><text:tab/></text:span><text:span text:style-name="T18">O </text:span><text:span text:style-name="T96">auto</text:span><text:span text:style-name="T98">r</text:span><text:span text:style-name="T97"> </text:span><text:span text:style-name="T99">(SOUZA, 2012), </text:span><text:span text:style-name="T100">diz </text:span><text:span text:style-name="T99">que </text:span><text:span text:style-name="T20">a segurança de aplicações </text:span><text:span text:style-name="T14">Web </text:span><text:span text:style-name="T20">não recebe a notoriedade necessária pelas empresas de desenvolvimento. Tendo isso em mente, utilizou-se a metodologia proposta pela OWASP, </text:span><text:span text:style-name="T21">para realizar uma pesquisa qualitativa, </text:span><text:span text:style-name="T20">com a finalidade de testar se os métodos propostos são possíveis de serem aplicados </text:span><text:span text:style-name="T22">valoriza</text:span><text:span text:style-name="T21">ndo</text:span><text:span text:style-name="T22"> os princípios de segurança </text:span><text:span text:style-name="T21">de </text:span><text:span text:style-name="T22">confidencialidade, integridade, autenticidade e disponibilidade. O </text:span><text:span text:style-name="T21">resultado foi que </text:span><text:soft-page-break/><text:span text:style-name="T22">os desenvolvedores não utilizam normas de segurança durante o ciclo vida dos projetos de </text:span><text:span text:style-name="T15">software</text:span><text:span text:style-name="T22">. Logo, a solução encontrada foi adotar técnicas e recomendações de segurança no desenvolvimento de aplicações </text:span><text:span text:style-name="T15">Web </text:span><text:span text:style-name="T23">através de metodologias para tratar riscos e ameaças.</text:span></text:p>
      <text:p text:style-name="P130"><text:span text:style-name="T23"><text:tab/><text:tab/></text:span><text:span text:style-name="T24">O</text:span><text:span text:style-name="T25">s autores </text:span><text:span text:style-name="T26">(CERON et al., [s.d.]) </text:span><text:span text:style-name="T29">também notaram</text:span><text:span text:style-name="T25"> que </text:span><text:span text:style-name="T27">mecanismos de busca estão sendo usados como uma ferramenta para localizar </text:span><text:span text:style-name="T16">sites</text:span><text:span text:style-name="T27"> vulneráveis. Algumas aplicações como </text:span><text:span text:style-name="T16">webmail</text:span><text:span text:style-name="T27">, aplicativos de gerenciamento remoto, fórum de discussões entre outros, contém as mesmas vulnerabilidades, sendo elas, </text:span><text:span text:style-name="T16">Cross Site Scripting, SQL Injection, Directory Transversal, entre outras. </text:span><text:span text:style-name="T27">Atualmente, </text:span><text:span text:style-name="T28">para analisar as técnicas de ataque, estão sendo projetadas ferramentas como o </text:span><text:span text:style-name="T27">PHP Honeypot Project (PHP.HoP), </text:span><text:span text:style-name="T28">que </text:span><text:span text:style-name="T27">emulam aplicações web vulneráveis e coletam informações sobre os acessos.</text:span></text:p>
      <text:p text:style-name="P9"><text:span text:style-name="T123"><text:tab/><text:tab/></text:span><text:span text:style-name="T129">C</text:span><text:span text:style-name="T130">om os dados coletados, foi possível constatar que em um período de 53 dias, foi totalizado 4902 acessos aos serviços</text:span><text:span text:style-name="T133"> web</text:span><text:span text:style-name="T134">, </text:span><text:span text:style-name="T131">isso sinaliza que há uma alta </text:span><text:span text:style-name="T130">procura por aplicações </text:span><text:span text:style-name="T133">web</text:span><text:span text:style-name="T130"> vulneráveis. </text:span><text:span text:style-name="T131">Mecanismos de busca como o </text:span><text:span text:style-name="T132">G</text:span><text:span text:style-name="T131">oogle e </text:span><text:span text:style-name="T132">Y</text:span><text:span text:style-name="T131">ahoo são ferramentas de sondagem para portas e aplicações, é uma técnica eficiente, pois mecanismos tradicionais de segurança não a detecta.</text:span></text:p>
      <text:p text:style-name="P76"><text:span text:style-name="T101"><text:tab/><text:tab/>O </text:span><text:span text:style-name="T102">autor </text:span><text:span text:style-name="T112">(MONTEVERDE, 2014) </text:span><text:span text:style-name="T102">defende que, o aumento do uso de aplicações </text:span><text:span text:style-name="T84">Web</text:span><text:span text:style-name="T102">, facilitou </text:span><text:span text:style-name="T103">não só a </text:span><text:span text:style-name="T114">se </text:span><text:span text:style-name="T103">consolidar como um dos principais meios de comunicação mas também</text:span><text:span text:style-name="T102"> </text:span><text:span text:style-name="T103">a expansão</text:span><text:span text:style-name="T102"> dos ataques a segurança, por outro lado, conhecer as principais vulnerabilidades, permite estabelecer medidas preventivas para garantir a segurança das aplicações, </text:span><text:span text:style-name="T104">executando,</text:span><text:span text:style-name="T103"> por exemplo, os pilares centrais da segurança. </text:span><text:span text:style-name="T104">Mas a</text:span><text:span text:style-name="T105">final o que são vulnerabilidades? São condições que podem virar falhas de segurança quando exploradas por alguém mal-intencionado. Elas são construídas ao longo do desenvolvimento a partir de uma s</text:span><text:span text:style-name="T104">é</text:span><text:span text:style-name="T105">rie de fatores, por exemplo, prazos curtos para entrega do trabalho, </text:span><text:span text:style-name="T104">falta de qualificação técnica dos desenvolvedores ou até mesmo uma ausência de revisão contínua e atualizações. </text:span><text:span text:style-name="T106">Entender essas falhas e resolv</text:span><text:span text:style-name="T107">ê</text:span><text:span text:style-name="T106">-las é o principal passo a ser tomado para evitar custos futuros com manutenção.</text:span></text:p>
      <text:p text:style-name="P78"><text:span text:style-name="T108"><text:tab/><text:tab/>De acordo com o autor </text:span><text:span text:style-name="T112">(TAHA, 2017), </text:span><text:span text:style-name="T111">g</text:span><text:span text:style-name="T109">rande parte d</text:span><text:span text:style-name="T111">as</text:span><text:span text:style-name="T109"> aplicações armazenam dados sensíveis, tendo isso em mente, foi desenvolvido um guia de testes de segurança usando a metodologia OWASP como base, para ajudar os desenvolvedores em diversos estágios de aprendizado. O guia conta técnicas de </text:span><text:soft-page-break/><text:span text:style-name="T109">teste, algumas delas são: a revisão e inspeção de manuais, que são documentos que contém informações sobre a arquitetura da aplicação; modelagem de ameaças, permite que os desenvolvedores identifiquem as ameaças antes do </text:span><text:span text:style-name="T85">software</text:span><text:span text:style-name="T109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78"><text:span text:style-name="T109"><text:tab/><text:tab/></text:span><text:span text:style-name="T120">Os aut</text:span><text:span text:style-name="T110">ores </text:span><text:span text:style-name="T112">(MONTANHEIRO; CARVALHO, 2018) </text:span><text:span text:style-name="T110">a</text:span><text:span text:style-name="T120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121">s</text:span><text:span text:style-name="T120"> </text:span><text:span text:style-name="T88">softwares</text:span><text:span text:style-name="T120"> são desenvolvidos em um prazo curto de tempo e são mais complexos. Então, os gestores optam por poupar custo e tempo, deixando a segurança como um acessório e não prioridade. </text:span><text:span text:style-name="T125">Porém, </text:span><text:span text:style-name="T122">toda a equipe de desenvolvimento deveria receber um treinamento sobre </text:span><text:span text:style-name="T125">o assunto</text:span><text:span text:style-name="T122">, com a finalidade de mitigar os riscos nas aplicações e entender como as falhas podem gerar vulnerabilidades.</text:span></text:p>
      <text:p text:style-name="P76"><text:span text:style-name="T106"><text:tab/><text:tab/></text:span><text:span text:style-name="T113">Isso é comprovado</text:span><text:span text:style-name="T116"> pelos autores </text:span><text:span text:style-name="T126">(COSTA et al., 2018), </text:span><text:span text:style-name="T127">que em </text:span><text:span text:style-name="T117">uma entrevista com desenvolvedores </text:span><text:span text:style-name="T86">web</text:span><text:span text:style-name="T117">, </text:span><text:span text:style-name="T119">visando </text:span><text:span text:style-name="T117">mensurar o nível de conhecimento </text:span><text:span text:style-name="T119">dos programadores em identificar, analisar e corrigir ameaças a segurança do código, </text:span><text:span text:style-name="T127">recolheu dados alarmantes</text:span><text:span text:style-name="T119">. Dos sessenta resultados obtidos pelo </text:span><text:span text:style-name="T87">survey, 73</text:span><text:span text:style-name="T119">% são respostas de profissionais com mais de 3 anos de experiência </text:span><text:span text:style-name="T124">e</text:span><text:span text:style-name="T119"> 57% contém curso superior. </text:span><text:span text:style-name="T124">Mesmo assim</text:span><text:span text:style-name="T118">, a pesquisa revela que os motivos para não </text:span><text:span text:style-name="T119">implementação de prevenç</text:span><text:span text:style-name="T118">ões contra os</text:span><text:span text:style-name="T119"> ataques são: falta de conhecimento </text:span><text:span text:style-name="T118">em </text:span><text:span text:style-name="T119">92%; prazos muito </text:span><text:span text:style-name="T118">a</text:span><text:span text:style-name="T119">pertados </text:span><text:span text:style-name="T118">em </text:span><text:span text:style-name="T119">70% e baixa prioridade em 47%.</text:span></text:p>
      <text:p text:style-name="P77"><text:span text:style-name="T118"><text:tab/><text:tab/>Além disso </text:span><text:span text:style-name="T115">90% dos entrevistados </text:span><text:span text:style-name="T118">disseram que</text:span><text:span text:style-name="T115"> a formação acadêmica não </text:span><text:span text:style-name="T118">oferece</text:span><text:span text:style-name="T115"> uma preparação adequada para lidar com segurança, </text:span><text:span text:style-name="T118">outros </text:span><text:span text:style-name="T115">50% considera o ensino insuficiente, enquanto que 37,5% afirmam que o assunto não foi abordado em sua formação. </text:span><text:span text:style-name="T118">Mas dos que conhecem o assunto, </text:span><text:span text:style-name="T115">47% aprenderam através de livros, cursos ou documentações oficiais, enquanto 17%, aprenderam </text:span><text:span text:style-name="T118">com a prática</text:span><text:span text:style-name="T115"> da profissão. </text:span><text:span text:style-name="T118">E a</text:span><text:span text:style-name="T115">penas 30% afirmaram ter aprendido durante a formação acadêmica. </text:span><text:span text:style-name="T118">São números extremamente alarmantes </text:span><text:span text:style-name="T124">quando </text:span><text:span text:style-name="T118">esses profissionais desenvolvem diversos aplicativos, desde redes sociais até </text:span><text:soft-page-break/><text:span text:style-name="T118">aplicativos de bancos, logo, isso pode afetar a vida de qualquer um e fazer diversos estragos.</text:span></text:p>
      <text:p text:style-name="P81"><text:tab/><text:tab/></text:p>
      <text:p text:style-name="P83"><text:tab/><text:tab/></text:p>
      <text:p text:style-name="P82"><text:tab/><text:tab/></text:p>
      <text:p text:style-name="P59"><text:span text:style-name="T56">2</text:span><text:span text:style-name="T55"> </text:span><text:span text:style-name="T70">CONCLUSÕES</text:span></text:p>
      <text:p text:style-name="P2"/>
      <text:p text:style-name="P4"><text:span text:style-name="T59"><text:tab/>Parte do texto que apresenta os resultados correspondentes aos objetivos ou hipóteses levantadas na introdução. O mesmo se aplica se o resultado é a proposta de um produto ou processo. Descreve de forma resumida o que se aprendeu sobre o tema, até mesmo propostas para outros trabalhos referentes ao assunto. Deve estar coerente com o desenvolvimento e relacionado à introdução. Pode ainda estabelecer relações com outros fatos referentes à mesma matéria. </text:span><text:span text:style-name="T58">Em trabalhos acadêmicos, o termo “Conclusão” é substituído por “Considerações Finais”. </text:span></text:p>
      <text:p text:style-name="P69"/>
      <text:p text:style-name="P66"/>
      <text:p text:style-name="P66">REFERÊNCIAS</text:p>
      <text:p text:style-name="P131">CERON, J. M. et al. Vulnerabilidades em Aplicações Web: uma Análise Baseada nos Dados Coletados em Honeypots. p. 2, [s.d.]. </text:p>
      <text:p text:style-name="P131">COSTA, P. V. et al. Nível de conhecimento de desenvolvedores sobre segurança em aplicações web: Pesquisa e análise. <text:span text:style-name="T71">Anais da Escola Regional de Sistemas de Informação do Rio de Janeiro (ERSI-RJ)</text:span>, p. 92–99, 16 out. 2018. </text:p>
      <text:p text:style-name="P131">MONTANHEIRO, L. S.; CARVALHO, A. M. M. <text:span text:style-name="T71">Primeiros passos para o Desenvolvimento Seguro de Aplicações Web</text:span>. . In: ANAIS ESTENDIDOS DO XVIII SIMPÓSIO BRASILEIRO EM SEGURANÇA DA INFORMAÇÃO E DE SISTEMAS COMPUTACIONAIS. SBC, 25 out. 2018Disponível em: &lt;https://sol.sbc.org.br/index.php/sbseg_estendido/article/view/4162&gt;. Acesso em: 2 abr. 2020</text:p>
      <text:p text:style-name="P131">MONTEVERDE, W. A. <text:span text:style-name="T135">Estudo e Análise de Vulnerabilidades Web</text:span>. p. 82, 2014. </text:p>
      <text:p text:style-name="P131">SOUZA, L. L. D. <text:span text:style-name="T135">Desenvolvimento Seguro de Aplicações Web Seguindo a Metodologia OWASP</text:span>. p. 71, 2012. </text:p>
      <text:p text:style-name="P105">TAHA, A. M. DA C. Guia de testes de segurança para aplicações web. 2017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2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9:58:33.577000000</meta:creation-date>
    <meta:generator>LibreOffice/6.0.7.3$Linux_X86_64 LibreOffice_project/00m0$Build-3</meta:generator>
    <dc:date>2020-05-14T13:23:25.893940281</dc:date>
    <meta:editing-duration>PT1H2M57S</meta:editing-duration>
    <meta:editing-cycles>14</meta:editing-cycles>
    <meta:document-statistic meta:table-count="0" meta:image-count="0" meta:object-count="0" meta:page-count="12" meta:paragraph-count="64" meta:word-count="1662" meta:character-count="11216" meta:non-whitespace-character-count="9571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